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a31515" style:text-outline="false" style:text-line-through-style="none" style:text-line-through-type="none" style:font-name="Consolas" fo:font-size="9.5pt" fo:font-style="normal" fo:text-shadow="none" style:text-underline-style="none" fo:font-weight="normal" style:text-underline-mode="continuous" style:text-overline-mode="continuous" style:text-line-through-mode="continuous" style:font-name-asian="Consolas" style:font-size-asian="9.5pt" style:font-style-asian="normal" style:font-weight-asian="normal" style:font-name-complex="Consolas" style:font-size-complex="9.5pt" style:font-style-complex="normal" style:font-weight-complex="normal" style:text-emphasize="none" style:font-relief="none" style:text-overline-style="none" style:text-overline-color="font-color"/>
    </style:style>
  </office:automatic-styles>
  <office:body>
    <office:spreadsheet>
      <table:table table:name="en" table:style-name="ta1" table:print="false">
        <table:table-column table:style-name="co1" table:default-cell-style-name="ce1"/>
        <table:table-column table:style-name="co2" table:default-cell-style-name="Default"/>
        <table:table-row table:style-name="ro1">
          <table:table-cell office:value-type="string" calcext:value-type="string">
            <text:p>AppName</text:p>
          </table:table-cell>
          <table:table-cell office:value-type="string" calcext:value-type="string">
            <text:p>STL Showcase</text:p>
          </table:table-cell>
        </table:table-row>
        <table:table-row table:style-name="ro1">
          <table:table-cell office:value-type="string" calcext:value-type="string">
            <text:p>LoadDirectory</text:p>
          </table:table-cell>
          <table:table-cell office:value-type="string" calcext:value-type="string">
            <text:p>Load Directory</text:p>
          </table:table-cell>
        </table:table-row>
        <table:table-row table:style-name="ro1">
          <table:table-cell table:number-columns-repeated="2" office:value-type="string" calcext:value-type="string">
            <text:p>View</text:p>
          </table:table-cell>
        </table:table-row>
        <table:table-row table:style-name="ro1">
          <table:table-cell office:value-type="string" calcext:value-type="string">
            <text:p>ShowDirectoryTree</text:p>
          </table:table-cell>
          <table:table-cell office:value-type="string" calcext:value-type="string">
            <text:p>Show Directory Tree</text:p>
          </table:table-cell>
        </table:table-row>
        <table:table-row table:style-name="ro1">
          <table:table-cell office:value-type="string" calcext:value-type="string">
            <text:p>ShowModelList</text:p>
          </table:table-cell>
          <table:table-cell office:value-type="string" calcext:value-type="string">
            <text:p>Show Model List</text:p>
          </table:table-cell>
        </table:table-row>
        <table:table-row table:style-name="ro1">
          <table:table-cell office:value-type="string" calcext:value-type="string">
            <text:p>Show3DView</text:p>
          </table:table-cell>
          <table:table-cell office:value-type="string" calcext:value-type="string">
            <text:p>Show 3D View</text:p>
          </table:table-cell>
        </table:table-row>
        <table:table-row table:style-name="ro1">
          <table:table-cell office:value-type="string" calcext:value-type="string">
            <text:p>ExpandDirectoryTree</text:p>
          </table:table-cell>
          <table:table-cell office:value-type="string" calcext:value-type="string">
            <text:p>Expand Directory Tree</text:p>
          </table:table-cell>
        </table:table-row>
        <table:table-row table:style-name="ro1">
          <table:table-cell office:value-type="string" calcext:value-type="string">
            <text:p>ExpandModelListView</text:p>
          </table:table-cell>
          <table:table-cell office:value-type="string" calcext:value-type="string">
            <text:p>Expand Model List View</text:p>
          </table:table-cell>
        </table:table-row>
        <table:table-row table:style-name="ro1">
          <table:table-cell office:value-type="string" calcext:value-type="string">
            <text:p>Expand3DView</text:p>
          </table:table-cell>
          <table:table-cell office:value-type="string" calcext:value-type="string">
            <text:p>Expand 3D View</text:p>
          </table:table-cell>
        </table:table-row>
        <table:table-row table:style-name="ro1">
          <table:table-cell office:value-type="string" calcext:value-type="string">
            <text:p>ResetVisibility</text:p>
          </table:table-cell>
          <table:table-cell office:value-type="string" calcext:value-type="string">
            <text:p>Reset Visibility</text:p>
          </table:table-cell>
        </table:table-row>
        <table:table-row table:style-name="ro1">
          <table:table-cell table:number-columns-repeated="2" office:value-type="string" calcext:value-type="string">
            <text:p>Configuration</text:p>
          </table:table-cell>
        </table:table-row>
        <table:table-row table:style-name="ro1">
          <table:table-cell table:number-columns-repeated="2" office:value-type="string" calcext:value-type="string">
            <text:p>Cache</text:p>
          </table:table-cell>
        </table:table-row>
        <table:table-row table:style-name="ro1">
          <table:table-cell office:value-type="string" calcext:value-type="string">
            <text:p>CacheWhatIsIt</text:p>
          </table:table-cell>
          <table:table-cell office:value-type="string" calcext:value-type="string">
            <text:p>What is the cache?</text:p>
          </table:table-cell>
        </table:table-row>
        <table:table-row table:style-name="ro1">
          <table:table-cell table:number-columns-repeated="2" office:value-type="string" calcext:value-type="string">
            <text:p>About</text:p>
          </table:table-cell>
        </table:table-row>
        <table:table-row table:style-name="ro1">
          <table:table-cell office:value-type="string" calcext:value-type="string">
            <text:p>UnloadAll</text:p>
          </table:table-cell>
          <table:table-cell office:value-type="string" calcext:value-type="string">
            <text:p>Unload All</text:p>
          </table:table-cell>
        </table:table-row>
        <table:table-row table:style-name="ro1">
          <table:table-cell office:value-type="string" calcext:value-type="string">
            <text:p>ExpandAll</text:p>
          </table:table-cell>
          <table:table-cell office:value-type="string" calcext:value-type="string">
            <text:p>Expand All</text:p>
          </table:table-cell>
        </table:table-row>
        <table:table-row table:style-name="ro1">
          <table:table-cell office:value-type="string" calcext:value-type="string">
            <text:p>ContractAll</text:p>
          </table:table-cell>
          <table:table-cell office:value-type="string" calcext:value-type="string">
            <text:p>Contract All</text:p>
          </table:table-cell>
        </table:table-row>
        <table:table-row table:style-name="ro1">
          <table:table-cell office:value-type="string" calcext:value-type="string">
            <text:p>FilesProcessed:</text:p>
          </table:table-cell>
          <table:table-cell office:value-type="string" calcext:value-type="string">
            <text:p>Files Processed: </text:p>
          </table:table-cell>
        </table:table-row>
        <table:table-row table:style-name="ro1">
          <table:table-cell table:number-columns-repeated="2" office:value-type="string" calcext:value-type="string">
            <text:p>Filter</text:p>
          </table:table-cell>
        </table:table-row>
        <table:table-row table:style-name="ro1">
          <table:table-cell table:number-columns-repeated="2" office:value-type="string" calcext:value-type="string">
            <text:p>Order</text:p>
          </table:table-cell>
        </table:table-row>
        <table:table-row table:style-name="ro1">
          <table:table-cell office:value-type="string" calcext:value-type="string">
            <text:p>NumberKB</text:p>
          </table:table-cell>
          <table:table-cell office:value-type="string" calcext:value-type="string">
            <text:p>{0:0} KB</text:p>
          </table:table-cell>
        </table:table-row>
        <table:table-row table:style-name="ro1">
          <table:table-cell table:number-columns-repeated="2" office:value-type="string" calcext:value-type="string">
            <text:p>Modified</text:p>
          </table:table-cell>
        </table:table-row>
        <table:table-row table:style-name="ro1">
          <table:table-cell table:number-columns-repeated="2" office:value-type="string" calcext:value-type="string">
            <text:p>Created</text:p>
          </table:table-cell>
        </table:table-row>
        <table:table-row table:style-name="ro1">
          <table:table-cell table:number-columns-repeated="2" office:value-type="string" calcext:value-type="string">
            <text:p>Size</text:p>
          </table:table-cell>
        </table:table-row>
        <table:table-row table:style-name="ro1">
          <table:table-cell office:value-type="string" calcext:value-type="string">
            <text:p>NumberFiles</text:p>
          </table:table-cell>
          <table:table-cell office:value-type="string" calcext:value-type="string">
            <text:p>{0} Files</text:p>
          </table:table-cell>
        </table:table-row>
        <table:table-row table:style-name="ro1">
          <table:table-cell office:value-type="string" calcext:value-type="string">
            <text:p>NumberDirectories</text:p>
          </table:table-cell>
          <table:table-cell office:value-type="string" calcext:value-type="string">
            <text:p>{0} Directories</text:p>
          </table:table-cell>
        </table:table-row>
        <table:table-row table:style-name="ro1">
          <table:table-cell office:value-type="string" calcext:value-type="string">
            <text:p>InformationAboutTheProgram</text:p>
          </table:table-cell>
          <table:table-cell office:value-type="string" calcext:value-type="string">
            <text:p>Information about the program...</text:p>
          </table:table-cell>
        </table:table-row>
        <table:table-row table:style-name="ro1">
          <table:table-cell table:number-columns-repeated="2" office:value-type="string" calcext:value-type="string">
            <text:p>OK</text:p>
          </table:table-cell>
        </table:table-row>
        <table:table-row table:style-name="ro1">
          <table:table-cell table:number-columns-repeated="2" office:value-type="string" calcext:value-type="string">
            <text:p>No</text:p>
          </table:table-cell>
        </table:table-row>
        <table:table-row table:style-name="ro1">
          <table:table-cell table:number-columns-repeated="2" office:value-type="string" calcext:value-type="string">
            <text:p>Yes</text:p>
          </table:table-cell>
        </table:table-row>
        <table:table-row table:style-name="ro1">
          <table:table-cell table:number-columns-repeated="2" office:value-type="string" calcext:value-type="string">
            <text:p>Accept</text:p>
          </table:table-cell>
        </table:table-row>
        <table:table-row table:style-name="ro1">
          <table:table-cell table:number-columns-repeated="2" office:value-type="string" calcext:value-type="string">
            <text:p>Cancel</text:p>
          </table:table-cell>
        </table:table-row>
        <table:table-row table:style-name="ro1">
          <table:table-cell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office:value-type="string" calcext:value-type="string">
            <text:p>AboutTheCache</text:p>
          </table:table-cell>
          <table:table-cell office:value-type="string" calcext:value-type="string">
            <text:p>About the cache...</text:p>
          </table:table-cell>
        </table:table-row>
        <table:table-row table:style-name="ro1">
          <table:table-cell office:value-type="string" calcext:value-type="string">
            <text:p>DeleteCacheFiles</text:p>
          </table:table-cell>
          <table:table-cell office:value-type="string" calcext:value-type="string">
            <text:p>Delete Cache Files</text:p>
          </table:table-cell>
        </table:table-row>
        <table:table-row table:style-name="ro1">
          <table:table-cell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number-columns-repeated="2" office:value-type="string" calcext:value-type="string">
            <text:p>Confirm</text:p>
          </table:table-cell>
        </table:table-row>
        <table:table-row table:style-name="ro1">
          <table:table-cell office:value-type="string" calcext:value-type="string">
            <text:p>LookingForFilesAtDir</text:p>
          </table:table-cell>
          <table:table-cell office:value-type="string" calcext:value-type="string">
            <text:p>Looking for files at "{0}"...</text:p>
          </table:table-cell>
        </table:table-row>
        <table:table-row table:style-name="ro1">
          <table:table-cell office:value-type="string" calcext:value-type="string">
            <text:p>LoadDirectoryUnable</text:p>
          </table:table-cell>
          <table:table-cell office:value-type="string" calcext:value-type="string">
            <text:p>Unable to load the directory.</text:p>
          </table:table-cell>
        </table:table-row>
        <table:table-row table:style-name="ro1">
          <table:table-cell office:value-type="string" calcext:value-type="string">
            <text:p>LoadingError</text:p>
          </table:table-cell>
          <table:table-cell office:value-type="string" calcext:value-type="string">
            <text:p>Loading Error</text:p>
          </table:table-cell>
        </table:table-row>
        <table:table-row table:style-name="ro1">
          <table:table-cell office:value-type="string" calcext:value-type="string">
            <text:p>LoadDirectoryNoFilesAtDir</text:p>
          </table:table-cell>
          <table:table-cell office:value-type="string" calcext:value-type="string">
            <text:p>No files found at "{0}".</text:p>
          </table:table-cell>
        </table:table-row>
        <table:table-row table:style-name="ro1">
          <table:table-cell office:value-type="string" calcext:value-type="string">
            <text:p>NothingFound!</text:p>
          </table:table-cell>
          <table:table-cell office:value-type="string" calcext:value-type="string">
            <text:p>Nothing found!</text:p>
          </table:table-cell>
        </table:table-row>
        <table:table-row table:style-name="ro1">
          <table:table-cell office:value-type="string" calcext:value-type="string">
            <text:p>OpenParam</text:p>
          </table:table-cell>
          <table:table-cell office:value-type="string" calcext:value-type="string">
            <text:p>Open "{0}"</text:p>
          </table:table-cell>
        </table:table-row>
        <table:table-row table:style-name="ro1">
          <table:table-cell office:value-type="string" calcext:value-type="string">
            <text:p>ClearCacheSize</text:p>
          </table:table-cell>
          <table:table-cell office:value-type="string" calcext:value-type="string">
            <text:p>Clear Cache ({0})</text:p>
          </table:table-cell>
        </table:table-row>
        <table:table-row table:style-name="ro1">
          <table:table-cell office:value-type="string" calcext:value-type="string">
            <text:p>ReloadAll</text:p>
          </table:table-cell>
          <table:table-cell office:value-type="string" calcext:value-type="string">
            <text:p>Reload All</text:p>
          </table:table-cell>
        </table:table-row>
        <table:table-row table:style-name="ro1">
          <table:table-cell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office:value-type="string" calcext:value-type="string">
            <text:p>OnlyFolders</text:p>
          </table:table-cell>
          <table:table-cell office:value-type="string" calcext:value-type="string">
            <text:p>Only Folders</text:p>
          </table:table-cell>
        </table:table-row>
        <table:table-row table:style-name="ro1" table:number-rows-repeated="525">
          <table:table-cell table:number-columns-repeated="2"/>
        </table:table-row>
        <table:table-row table:style-name="ro1">
          <table:table-cell table:number-columns-repeated="2"/>
        </table:table-row>
      </table:table>
      <table:table table:name="es" table:style-name="ta1" table:print="false">
        <table:table-column table:style-name="co4" table:default-cell-style-name="ce1"/>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é</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é?</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é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é...</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é</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é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table:formula="of:=IF([en.B37]=&quot;&quot;;&quot;&quot;;[en.B37])" office:value-type="string" office:string-value="All cache images were successfully deleted." calcext:value-type="string">
            <text:p>All cache images were successfully deleted.</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é.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é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text:p/>
          </table:table-cell>
          <table:table-cell table:formula="of:=IF([en.B50]=&quot;&quot;;&quot;&quot;;[en.B50])">
            <text:p/>
          </table:table-cell>
        </table:table-row>
        <table:table-row table:style-name="ro1">
          <table:table-cell table:formula="of:=IF([en.A51]=&quot;&quot;;&quot;&quot;;[en.A51])">
            <text:p/>
          </table:table-cell>
          <table:table-cell table:formula="of:=IF([en.B51]=&quot;&quot;;&quot;&quot;;[en.B51])">
            <text:p/>
          </table:table-cell>
        </table:table-row>
        <table:table-row table:style-name="ro1">
          <table:table-cell table:formula="of:=IF([en.A52]=&quot;&quot;;&quot;&quot;;[en.A52])">
            <text:p/>
          </table:table-cell>
          <table:table-cell table:formula="of:=IF([en.B52]=&quot;&quot;;&quot;&quot;;[en.B52])">
            <text:p/>
          </table:table-cell>
        </table:table-row>
        <table:table-row table:style-name="ro1">
          <table:table-cell table:formula="of:=IF([en.A53]=&quot;&quot;;&quot;&quot;;[en.A53])">
            <text:p/>
          </table:table-cell>
          <table:table-cell table:formula="of:=IF([en.B53]=&quot;&quot;;&quot;&quot;;[en.B53])">
            <text:p/>
          </table:table-cell>
        </table:table-row>
        <table:table-row table:style-name="ro1">
          <table:table-cell table:formula="of:=IF([en.A54]=&quot;&quot;;&quot;&quot;;[en.A54])">
            <text:p/>
          </table:table-cell>
          <table:table-cell table:formula="of:=IF([en.B54]=&quot;&quot;;&quot;&quot;;[en.B54])">
            <text:p/>
          </table:table-cell>
        </table:table-row>
        <table:table-row table:style-name="ro1">
          <table:table-cell table:formula="of:=IF([en.A55]=&quot;&quot;;&quot;&quot;;[en.A55])">
            <text:p/>
          </table:table-cell>
          <table:table-cell table:formula="of:=IF([en.B55]=&quot;&quot;;&quot;&quot;;[en.B55])">
            <text:p/>
          </table:table-cell>
        </table:table-row>
        <table:table-row table:style-name="ro1">
          <table:table-cell table:formula="of:=IF([en.A56]=&quot;&quot;;&quot;&quot;;[en.A56])">
            <text:p/>
          </table:table-cell>
          <table:table-cell table:formula="of:=IF([en.B56]=&quot;&quot;;&quot;&quot;;[en.B56])">
            <text:p/>
          </table:table-cell>
        </table:table-row>
        <table:table-row table:style-name="ro1">
          <table:table-cell table:formula="of:=IF([en.A57]=&quot;&quot;;&quot;&quot;;[en.A57])">
            <text:p/>
          </table:table-cell>
          <table:table-cell table:formula="of:=IF([en.B57]=&quot;&quot;;&quot;&quot;;[en.B57])">
            <text:p/>
          </table:table-cell>
        </table:table-row>
        <table:table-row table:style-name="ro1">
          <table:table-cell table:formula="of:=IF([en.A58]=&quot;&quot;;&quot;&quot;;[en.A58])">
            <text:p/>
          </table:table-cell>
          <table:table-cell table:formula="of:=IF([en.B58]=&quot;&quot;;&quot;&quot;;[en.B58])">
            <text:p/>
          </table:table-cell>
        </table:table-row>
        <table:table-row table:style-name="ro1">
          <table:table-cell table:formula="of:=IF([en.A59]=&quot;&quot;;&quot;&quot;;[en.A59])">
            <text:p/>
          </table:table-cell>
          <table:table-cell table:formula="of:=IF([en.B59]=&quot;&quot;;&quot;&quot;;[en.B59])">
            <text:p/>
          </table:table-cell>
        </table:table-row>
        <table:table-row table:style-name="ro1">
          <table:table-cell table:formula="of:=IF([en.A60]=&quot;&quot;;&quot;&quot;;[en.A60])">
            <text:p/>
          </table:table-cell>
          <table:table-cell table:formula="of:=IF([en.B60]=&quot;&quot;;&quot;&quot;;[en.B60])">
            <text:p/>
          </table:table-cell>
        </table:table-row>
        <table:table-row table:style-name="ro1">
          <table:table-cell table:formula="of:=IF([en.A61]=&quot;&quot;;&quot;&quot;;[en.A61])">
            <text:p/>
          </table:table-cell>
          <table:table-cell table:formula="of:=IF([en.B61]=&quot;&quot;;&quot;&quot;;[en.B61])">
            <text:p/>
          </table:table-cell>
        </table:table-row>
        <table:table-row table:style-name="ro1">
          <table:table-cell table:formula="of:=IF([en.A62]=&quot;&quot;;&quot;&quot;;[en.A62])">
            <text:p/>
          </table:table-cell>
          <table:table-cell table:formula="of:=IF([en.B62]=&quot;&quot;;&quot;&quot;;[en.B62])">
            <text:p/>
          </table:table-cell>
        </table:table-row>
        <table:table-row table:style-name="ro1">
          <table:table-cell table:formula="of:=IF([en.A63]=&quot;&quot;;&quot;&quot;;[en.A63])">
            <text:p/>
          </table:table-cell>
          <table:table-cell table:formula="of:=IF([en.B63]=&quot;&quot;;&quot;&quot;;[en.B63])">
            <text:p/>
          </table:table-cell>
        </table:table-row>
        <table:table-row table:style-name="ro1">
          <table:table-cell table:formula="of:=IF([en.A64]=&quot;&quot;;&quot;&quot;;[en.A64])">
            <text:p/>
          </table:table-cell>
          <table:table-cell table:formula="of:=IF([en.B64]=&quot;&quot;;&quot;&quot;;[en.B64])">
            <text:p/>
          </table:table-cell>
        </table:table-row>
        <table:table-row table:style-name="ro1">
          <table:table-cell table:formula="of:=IF([en.A65]=&quot;&quot;;&quot;&quot;;[en.A65])">
            <text:p/>
          </table:table-cell>
          <table:table-cell table:formula="of:=IF([en.B65]=&quot;&quot;;&quot;&quot;;[en.B65])">
            <text:p/>
          </table:table-cell>
        </table:table-row>
        <table:table-row table:style-name="ro1">
          <table:table-cell table:formula="of:=IF([en.A66]=&quot;&quot;;&quot;&quot;;[en.A66])">
            <text:p/>
          </table:table-cell>
          <table:table-cell table:formula="of:=IF([en.B66]=&quot;&quot;;&quot;&quot;;[en.B66])">
            <text:p/>
          </table:table-cell>
        </table:table-row>
        <table:table-row table:style-name="ro1">
          <table:table-cell table:formula="of:=IF([en.A67]=&quot;&quot;;&quot;&quot;;[en.A67])">
            <text:p/>
          </table:table-cell>
          <table:table-cell table:formula="of:=IF([en.B67]=&quot;&quot;;&quot;&quot;;[en.B67])">
            <text:p/>
          </table:table-cell>
        </table:table-row>
        <table:table-row table:style-name="ro1">
          <table:table-cell table:formula="of:=IF([en.A68]=&quot;&quot;;&quot;&quot;;[en.A68])">
            <text:p/>
          </table:table-cell>
          <table:table-cell table:formula="of:=IF([en.B68]=&quot;&quot;;&quot;&quot;;[en.B68])">
            <text:p/>
          </table:table-cell>
        </table:table-row>
        <table:table-row table:style-name="ro1">
          <table:table-cell table:formula="of:=IF([en.A69]=&quot;&quot;;&quot;&quot;;[en.A69])">
            <text:p/>
          </table:table-cell>
          <table:table-cell table:formula="of:=IF([en.B69]=&quot;&quot;;&quot;&quot;;[en.B69])">
            <text:p/>
          </table:table-cell>
        </table:table-row>
        <table:table-row table:style-name="ro1">
          <table:table-cell table:formula="of:=IF([en.A70]=&quot;&quot;;&quot;&quot;;[en.A70])">
            <text:p/>
          </table:table-cell>
          <table:table-cell table:formula="of:=IF([en.B70]=&quot;&quot;;&quot;&quot;;[en.B70])">
            <text:p/>
          </table:table-cell>
        </table:table-row>
        <table:table-row table:style-name="ro1">
          <table:table-cell table:formula="of:=IF([en.A71]=&quot;&quot;;&quot;&quot;;[en.A71])">
            <text:p/>
          </table:table-cell>
          <table:table-cell table:formula="of:=IF([en.B71]=&quot;&quot;;&quot;&quot;;[en.B71])">
            <text:p/>
          </table:table-cell>
        </table:table-row>
        <table:table-row table:style-name="ro1">
          <table:table-cell table:formula="of:=IF([en.A72]=&quot;&quot;;&quot;&quot;;[en.A72])">
            <text:p/>
          </table:table-cell>
          <table:table-cell table:formula="of:=IF([en.B72]=&quot;&quot;;&quot;&quot;;[en.B72])">
            <text:p/>
          </table:table-cell>
        </table:table-row>
        <table:table-row table:style-name="ro1">
          <table:table-cell table:formula="of:=IF([en.A73]=&quot;&quot;;&quot;&quot;;[en.A73])">
            <text:p/>
          </table:table-cell>
          <table:table-cell table:formula="of:=IF([en.B73]=&quot;&quot;;&quot;&quot;;[en.B73])">
            <text:p/>
          </table:table-cell>
        </table:table-row>
        <table:table-row table:style-name="ro1">
          <table:table-cell table:formula="of:=IF([en.A74]=&quot;&quot;;&quot;&quot;;[en.A74])">
            <text:p/>
          </table:table-cell>
          <table:table-cell table:formula="of:=IF([en.B74]=&quot;&quot;;&quot;&quot;;[en.B74])">
            <text:p/>
          </table:table-cell>
        </table:table-row>
        <table:table-row table:style-name="ro1">
          <table:table-cell table:formula="of:=IF([en.A75]=&quot;&quot;;&quot;&quot;;[en.A75])">
            <text:p/>
          </table:table-cell>
          <table:table-cell table:formula="of:=IF([en.B75]=&quot;&quot;;&quot;&quot;;[en.B75])">
            <text:p/>
          </table:table-cell>
        </table:table-row>
        <table:table-row table:style-name="ro1">
          <table:table-cell table:formula="of:=IF([en.A76]=&quot;&quot;;&quot;&quot;;[en.A76])">
            <text:p/>
          </table:table-cell>
          <table:table-cell table:formula="of:=IF([en.B76]=&quot;&quot;;&quot;&quot;;[en.B76])">
            <text:p/>
          </table:table-cell>
        </table:table-row>
        <table:table-row table:style-name="ro1">
          <table:table-cell table:formula="of:=IF([en.A77]=&quot;&quot;;&quot;&quot;;[en.A77])">
            <text:p/>
          </table:table-cell>
          <table:table-cell table:formula="of:=IF([en.B77]=&quot;&quot;;&quot;&quot;;[en.B77])">
            <text:p/>
          </table:table-cell>
        </table:table-row>
        <table:table-row table:style-name="ro1">
          <table:table-cell table:formula="of:=IF([en.A78]=&quot;&quot;;&quot;&quot;;[en.A78])">
            <text:p/>
          </table:table-cell>
          <table:table-cell table:formula="of:=IF([en.B78]=&quot;&quot;;&quot;&quot;;[en.B78])">
            <text:p/>
          </table:table-cell>
        </table:table-row>
        <table:table-row table:style-name="ro1">
          <table:table-cell table:formula="of:=IF([en.A79]=&quot;&quot;;&quot;&quot;;[en.A79])">
            <text:p/>
          </table:table-cell>
          <table:table-cell table:formula="of:=IF([en.B79]=&quot;&quot;;&quot;&quot;;[en.B79])">
            <text:p/>
          </table:table-cell>
        </table:table-row>
        <table:table-row table:style-name="ro1">
          <table:table-cell table:formula="of:=IF([en.A80]=&quot;&quot;;&quot;&quot;;[en.A80])">
            <text:p/>
          </table:table-cell>
          <table:table-cell table:formula="of:=IF([en.B80]=&quot;&quot;;&quot;&quot;;[en.B80])">
            <text:p/>
          </table:table-cell>
        </table:table-row>
        <table:table-row table:style-name="ro1">
          <table:table-cell table:formula="of:=IF([en.A81]=&quot;&quot;;&quot;&quot;;[en.A81])">
            <text:p/>
          </table:table-cell>
          <table:table-cell table:formula="of:=IF([en.B81]=&quot;&quot;;&quot;&quot;;[en.B81])">
            <text:p/>
          </table:table-cell>
        </table:table-row>
        <table:table-row table:style-name="ro1">
          <table:table-cell table:formula="of:=IF([en.A82]=&quot;&quot;;&quot;&quot;;[en.A82])">
            <text:p/>
          </table:table-cell>
          <table:table-cell table:formula="of:=IF([en.B82]=&quot;&quot;;&quot;&quot;;[en.B82])">
            <text:p/>
          </table:table-cell>
        </table:table-row>
        <table:table-row table:style-name="ro1">
          <table:table-cell table:formula="of:=IF([en.A83]=&quot;&quot;;&quot;&quot;;[en.A83])">
            <text:p/>
          </table:table-cell>
          <table:table-cell table:formula="of:=IF([en.B83]=&quot;&quot;;&quot;&quot;;[en.B83])">
            <text:p/>
          </table:table-cell>
        </table:table-row>
        <table:table-row table:style-name="ro1">
          <table:table-cell table:formula="of:=IF([en.A84]=&quot;&quot;;&quot;&quot;;[en.A84])">
            <text:p/>
          </table:table-cell>
          <table:table-cell table:formula="of:=IF([en.B84]=&quot;&quot;;&quot;&quot;;[en.B84])">
            <text:p/>
          </table:table-cell>
        </table:table-row>
        <table:table-row table:style-name="ro1">
          <table:table-cell table:formula="of:=IF([en.A85]=&quot;&quot;;&quot;&quot;;[en.A85])">
            <text:p/>
          </table:table-cell>
          <table:table-cell table:formula="of:=IF([en.B85]=&quot;&quot;;&quot;&quot;;[en.B85])">
            <text:p/>
          </table:table-cell>
        </table:table-row>
        <table:table-row table:style-name="ro1">
          <table:table-cell table:formula="of:=IF([en.A86]=&quot;&quot;;&quot;&quot;;[en.A86])">
            <text:p/>
          </table:table-cell>
          <table:table-cell table:formula="of:=IF([en.B86]=&quot;&quot;;&quot;&quot;;[en.B86])">
            <text:p/>
          </table:table-cell>
        </table:table-row>
        <table:table-row table:style-name="ro1">
          <table:table-cell table:formula="of:=IF([en.A87]=&quot;&quot;;&quot;&quot;;[en.A87])">
            <text:p/>
          </table:table-cell>
          <table:table-cell table:formula="of:=IF([en.B87]=&quot;&quot;;&quot;&quot;;[en.B87])">
            <text:p/>
          </table:table-cell>
        </table:table-row>
        <table:table-row table:style-name="ro1">
          <table:table-cell table:formula="of:=IF([en.A88]=&quot;&quot;;&quot;&quot;;[en.A88])">
            <text:p/>
          </table:table-cell>
          <table:table-cell table:formula="of:=IF([en.B88]=&quot;&quot;;&quot;&quot;;[en.B88])">
            <text:p/>
          </table:table-cell>
        </table:table-row>
        <table:table-row table:style-name="ro1">
          <table:table-cell table:formula="of:=IF([en.A89]=&quot;&quot;;&quot;&quot;;[en.A89])">
            <text:p/>
          </table:table-cell>
          <table:table-cell table:formula="of:=IF([en.B89]=&quot;&quot;;&quot;&quot;;[en.B89])">
            <text:p/>
          </table:table-cell>
        </table:table-row>
        <table:table-row table:style-name="ro1">
          <table:table-cell table:formula="of:=IF([en.A90]=&quot;&quot;;&quot;&quot;;[en.A90])">
            <text:p/>
          </table:table-cell>
          <table:table-cell table:formula="of:=IF([en.B90]=&quot;&quot;;&quot;&quot;;[en.B90])">
            <text:p/>
          </table:table-cell>
        </table:table-row>
        <table:table-row table:style-name="ro1">
          <table:table-cell table:formula="of:=IF([en.A91]=&quot;&quot;;&quot;&quot;;[en.A91])">
            <text:p/>
          </table:table-cell>
          <table:table-cell table:formula="of:=IF([en.B91]=&quot;&quot;;&quot;&quot;;[en.B91])">
            <text:p/>
          </table:table-cell>
        </table:table-row>
        <table:table-row table:style-name="ro1">
          <table:table-cell table:formula="of:=IF([en.A92]=&quot;&quot;;&quot;&quot;;[en.A92])">
            <text:p/>
          </table:table-cell>
          <table:table-cell table:formula="of:=IF([en.B92]=&quot;&quot;;&quot;&quot;;[en.B92])">
            <text:p/>
          </table:table-cell>
        </table:table-row>
        <table:table-row table:style-name="ro1">
          <table:table-cell table:formula="of:=IF([en.A93]=&quot;&quot;;&quot;&quot;;[en.A93])">
            <text:p/>
          </table:table-cell>
          <table:table-cell table:formula="of:=IF([en.B93]=&quot;&quot;;&quot;&quot;;[en.B93])">
            <text:p/>
          </table:table-cell>
        </table:table-row>
        <table:table-row table:style-name="ro1">
          <table:table-cell table:formula="of:=IF([en.A94]=&quot;&quot;;&quot;&quot;;[en.A94])">
            <text:p/>
          </table:table-cell>
          <table:table-cell table:formula="of:=IF([en.B94]=&quot;&quot;;&quot;&quot;;[en.B94])">
            <text:p/>
          </table:table-cell>
        </table:table-row>
        <table:table-row table:style-name="ro1">
          <table:table-cell table:formula="of:=IF([en.A95]=&quot;&quot;;&quot;&quot;;[en.A95])">
            <text:p/>
          </table:table-cell>
          <table:table-cell table:formula="of:=IF([en.B95]=&quot;&quot;;&quot;&quot;;[en.B95])">
            <text:p/>
          </table:table-cell>
        </table:table-row>
        <table:table-row table:style-name="ro1">
          <table:table-cell table:formula="of:=IF([en.A96]=&quot;&quot;;&quot;&quot;;[en.A96])">
            <text:p/>
          </table:table-cell>
          <table:table-cell table:formula="of:=IF([en.B96]=&quot;&quot;;&quot;&quot;;[en.B96])">
            <text:p/>
          </table:table-cell>
        </table:table-row>
        <table:table-row table:style-name="ro1">
          <table:table-cell table:formula="of:=IF([en.A97]=&quot;&quot;;&quot;&quot;;[en.A97])">
            <text:p/>
          </table:table-cell>
          <table:table-cell table:formula="of:=IF([en.B97]=&quot;&quot;;&quot;&quot;;[en.B97])">
            <text:p/>
          </table:table-cell>
        </table:table-row>
        <table:table-row table:style-name="ro1">
          <table:table-cell table:formula="of:=IF([en.A98]=&quot;&quot;;&quot;&quot;;[en.A98])">
            <text:p/>
          </table:table-cell>
          <table:table-cell table:formula="of:=IF([en.B98]=&quot;&quot;;&quot;&quot;;[en.B98])">
            <text:p/>
          </table:table-cell>
        </table:table-row>
        <table:table-row table:style-name="ro1">
          <table:table-cell table:formula="of:=IF([en.A99]=&quot;&quot;;&quot;&quot;;[en.A99])">
            <text:p/>
          </table:table-cell>
          <table:table-cell table:formula="of:=IF([en.B99]=&quot;&quot;;&quot;&quot;;[en.B99])">
            <text:p/>
          </table:table-cell>
        </table:table-row>
        <table:table-row table:style-name="ro1">
          <table:table-cell table:formula="of:=IF([en.A100]=&quot;&quot;;&quot;&quot;;[en.A100])">
            <text:p/>
          </table:table-cell>
          <table:table-cell table:formula="of:=IF([en.B100]=&quot;&quot;;&quot;&quot;;[en.B100])">
            <text:p/>
          </table:table-cell>
        </table:table-row>
        <table:table-row table:style-name="ro1">
          <table:table-cell table:formula="of:=IF([en.A101]=&quot;&quot;;&quot;&quot;;[en.A101])">
            <text:p/>
          </table:table-cell>
          <table:table-cell table:formula="of:=IF([en.B101]=&quot;&quot;;&quot;&quot;;[en.B101])">
            <text:p/>
          </table:table-cell>
        </table:table-row>
        <table:table-row table:style-name="ro1">
          <table:table-cell table:formula="of:=IF([en.A102]=&quot;&quot;;&quot;&quot;;[en.A102])">
            <text:p/>
          </table:table-cell>
          <table:table-cell table:formula="of:=IF([en.B102]=&quot;&quot;;&quot;&quot;;[en.B102])">
            <text:p/>
          </table:table-cell>
        </table:table-row>
        <table:table-row table:style-name="ro1">
          <table:table-cell table:formula="of:=IF([en.A103]=&quot;&quot;;&quot;&quot;;[en.A103])">
            <text:p/>
          </table:table-cell>
          <table:table-cell table:formula="of:=IF([en.B103]=&quot;&quot;;&quot;&quot;;[en.B103])">
            <text:p/>
          </table:table-cell>
        </table:table-row>
        <table:table-row table:style-name="ro1">
          <table:table-cell table:formula="of:=IF([en.A104]=&quot;&quot;;&quot;&quot;;[en.A104])">
            <text:p/>
          </table:table-cell>
          <table:table-cell table:formula="of:=IF([en.B104]=&quot;&quot;;&quot;&quot;;[en.B104])">
            <text:p/>
          </table:table-cell>
        </table:table-row>
        <table:table-row table:style-name="ro1">
          <table:table-cell table:formula="of:=IF([en.A105]=&quot;&quot;;&quot;&quot;;[en.A105])">
            <text:p/>
          </table:table-cell>
          <table:table-cell table:formula="of:=IF([en.B105]=&quot;&quot;;&quot;&quot;;[en.B105])">
            <text:p/>
          </table:table-cell>
        </table:table-row>
        <table:table-row table:style-name="ro1">
          <table:table-cell table:formula="of:=IF([en.A106]=&quot;&quot;;&quot;&quot;;[en.A106])">
            <text:p/>
          </table:table-cell>
          <table:table-cell table:formula="of:=IF([en.B106]=&quot;&quot;;&quot;&quot;;[en.B106])">
            <text:p/>
          </table:table-cell>
        </table:table-row>
        <table:table-row table:style-name="ro1">
          <table:table-cell table:formula="of:=IF([en.A107]=&quot;&quot;;&quot;&quot;;[en.A107])">
            <text:p/>
          </table:table-cell>
          <table:table-cell table:formula="of:=IF([en.B107]=&quot;&quot;;&quot;&quot;;[en.B107])">
            <text:p/>
          </table:table-cell>
        </table:table-row>
        <table:table-row table:style-name="ro1">
          <table:table-cell table:formula="of:=IF([en.A108]=&quot;&quot;;&quot;&quot;;[en.A108])">
            <text:p/>
          </table:table-cell>
          <table:table-cell table:formula="of:=IF([en.B108]=&quot;&quot;;&quot;&quot;;[en.B108])">
            <text:p/>
          </table:table-cell>
        </table:table-row>
        <table:table-row table:style-name="ro1">
          <table:table-cell table:formula="of:=IF([en.A109]=&quot;&quot;;&quot;&quot;;[en.A109])">
            <text:p/>
          </table:table-cell>
          <table:table-cell table:formula="of:=IF([en.B109]=&quot;&quot;;&quot;&quot;;[en.B109])">
            <text:p/>
          </table:table-cell>
        </table:table-row>
        <table:table-row table:style-name="ro1">
          <table:table-cell table:formula="of:=IF([en.A110]=&quot;&quot;;&quot;&quot;;[en.A110])">
            <text:p/>
          </table:table-cell>
          <table:table-cell table:formula="of:=IF([en.B110]=&quot;&quot;;&quot;&quot;;[en.B110])">
            <text:p/>
          </table:table-cell>
        </table:table-row>
        <table:table-row table:style-name="ro1">
          <table:table-cell table:formula="of:=IF([en.A111]=&quot;&quot;;&quot;&quot;;[en.A111])">
            <text:p/>
          </table:table-cell>
          <table:table-cell table:formula="of:=IF([en.B111]=&quot;&quot;;&quot;&quot;;[en.B111])">
            <text:p/>
          </table:table-cell>
        </table:table-row>
        <table:table-row table:style-name="ro1">
          <table:table-cell table:formula="of:=IF([en.A112]=&quot;&quot;;&quot;&quot;;[en.A112])">
            <text:p/>
          </table:table-cell>
          <table:table-cell table:formula="of:=IF([en.B112]=&quot;&quot;;&quot;&quot;;[en.B112])">
            <text:p/>
          </table:table-cell>
        </table:table-row>
        <table:table-row table:style-name="ro1">
          <table:table-cell table:formula="of:=IF([en.A113]=&quot;&quot;;&quot;&quot;;[en.A113])">
            <text:p/>
          </table:table-cell>
          <table:table-cell table:formula="of:=IF([en.B113]=&quot;&quot;;&quot;&quot;;[en.B113])">
            <text:p/>
          </table:table-cell>
        </table:table-row>
        <table:table-row table:style-name="ro1">
          <table:table-cell table:formula="of:=IF([en.A114]=&quot;&quot;;&quot;&quot;;[en.A114])">
            <text:p/>
          </table:table-cell>
          <table:table-cell table:formula="of:=IF([en.B114]=&quot;&quot;;&quot;&quot;;[en.B114])">
            <text:p/>
          </table:table-cell>
        </table:table-row>
        <table:table-row table:style-name="ro1">
          <table:table-cell table:formula="of:=IF([en.A115]=&quot;&quot;;&quot;&quot;;[en.A115])">
            <text:p/>
          </table:table-cell>
          <table:table-cell table:formula="of:=IF([en.B115]=&quot;&quot;;&quot;&quot;;[en.B115])">
            <text:p/>
          </table:table-cell>
        </table:table-row>
        <table:table-row table:style-name="ro1">
          <table:table-cell table:formula="of:=IF([en.A116]=&quot;&quot;;&quot;&quot;;[en.A116])">
            <text:p/>
          </table:table-cell>
          <table:table-cell table:formula="of:=IF([en.B116]=&quot;&quot;;&quot;&quot;;[en.B116])">
            <text:p/>
          </table:table-cell>
        </table:table-row>
        <table:table-row table:style-name="ro1">
          <table:table-cell table:formula="of:=IF([en.A117]=&quot;&quot;;&quot;&quot;;[en.A117])">
            <text:p/>
          </table:table-cell>
          <table:table-cell table:formula="of:=IF([en.B117]=&quot;&quot;;&quot;&quot;;[en.B117])">
            <text:p/>
          </table:table-cell>
        </table:table-row>
        <table:table-row table:style-name="ro1">
          <table:table-cell table:formula="of:=IF([en.A118]=&quot;&quot;;&quot;&quot;;[en.A118])">
            <text:p/>
          </table:table-cell>
          <table:table-cell table:formula="of:=IF([en.B118]=&quot;&quot;;&quot;&quot;;[en.B118])">
            <text:p/>
          </table:table-cell>
        </table:table-row>
        <table:table-row table:style-name="ro1">
          <table:table-cell table:formula="of:=IF([en.A119]=&quot;&quot;;&quot;&quot;;[en.A119])">
            <text:p/>
          </table:table-cell>
          <table:table-cell table:formula="of:=IF([en.B119]=&quot;&quot;;&quot;&quot;;[en.B119])">
            <text:p/>
          </table:table-cell>
        </table:table-row>
        <table:table-row table:style-name="ro1">
          <table:table-cell table:formula="of:=IF([en.A120]=&quot;&quot;;&quot;&quot;;[en.A120])">
            <text:p/>
          </table:table-cell>
          <table:table-cell table:formula="of:=IF([en.B120]=&quot;&quot;;&quot;&quot;;[en.B120])">
            <text:p/>
          </table:table-cell>
        </table:table-row>
        <table:table-row table:style-name="ro1">
          <table:table-cell table:formula="of:=IF([en.A121]=&quot;&quot;;&quot;&quot;;[en.A121])">
            <text:p/>
          </table:table-cell>
          <table:table-cell table:formula="of:=IF([en.B121]=&quot;&quot;;&quot;&quot;;[en.B121])">
            <text:p/>
          </table:table-cell>
        </table:table-row>
        <table:table-row table:style-name="ro1">
          <table:table-cell table:formula="of:=IF([en.A122]=&quot;&quot;;&quot;&quot;;[en.A122])">
            <text:p/>
          </table:table-cell>
          <table:table-cell table:formula="of:=IF([en.B122]=&quot;&quot;;&quot;&quot;;[en.B122])">
            <text:p/>
          </table:table-cell>
        </table:table-row>
        <table:table-row table:style-name="ro1">
          <table:table-cell table:formula="of:=IF([en.A123]=&quot;&quot;;&quot;&quot;;[en.A123])">
            <text:p/>
          </table:table-cell>
          <table:table-cell table:formula="of:=IF([en.B123]=&quot;&quot;;&quot;&quot;;[en.B123])">
            <text:p/>
          </table:table-cell>
        </table:table-row>
        <table:table-row table:style-name="ro1">
          <table:table-cell table:formula="of:=IF([en.A124]=&quot;&quot;;&quot;&quot;;[en.A124])">
            <text:p/>
          </table:table-cell>
          <table:table-cell table:formula="of:=IF([en.B124]=&quot;&quot;;&quot;&quot;;[en.B124])">
            <text:p/>
          </table:table-cell>
        </table:table-row>
        <table:table-row table:style-name="ro1">
          <table:table-cell table:formula="of:=IF([en.A125]=&quot;&quot;;&quot;&quot;;[en.A125])">
            <text:p/>
          </table:table-cell>
          <table:table-cell table:formula="of:=IF([en.B125]=&quot;&quot;;&quot;&quot;;[en.B125])">
            <text:p/>
          </table:table-cell>
        </table:table-row>
        <table:table-row table:style-name="ro1">
          <table:table-cell table:formula="of:=IF([en.A126]=&quot;&quot;;&quot;&quot;;[en.A126])">
            <text:p/>
          </table:table-cell>
          <table:table-cell table:formula="of:=IF([en.B126]=&quot;&quot;;&quot;&quot;;[en.B126])">
            <text:p/>
          </table:table-cell>
        </table:table-row>
        <table:table-row table:style-name="ro1">
          <table:table-cell table:formula="of:=IF([en.A127]=&quot;&quot;;&quot;&quot;;[en.A127])">
            <text:p/>
          </table:table-cell>
          <table:table-cell table:formula="of:=IF([en.B127]=&quot;&quot;;&quot;&quot;;[en.B127])">
            <text:p/>
          </table:table-cell>
        </table:table-row>
        <table:table-row table:style-name="ro1">
          <table:table-cell table:formula="of:=IF([en.A128]=&quot;&quot;;&quot;&quot;;[en.A128])">
            <text:p/>
          </table:table-cell>
          <table:table-cell table:formula="of:=IF([en.B128]=&quot;&quot;;&quot;&quot;;[en.B128])">
            <text:p/>
          </table:table-cell>
        </table:table-row>
        <table:table-row table:style-name="ro1">
          <table:table-cell table:formula="of:=IF([en.A129]=&quot;&quot;;&quot;&quot;;[en.A129])">
            <text:p/>
          </table:table-cell>
          <table:table-cell table:formula="of:=IF([en.B129]=&quot;&quot;;&quot;&quot;;[en.B129])">
            <text:p/>
          </table:table-cell>
        </table:table-row>
        <table:table-row table:style-name="ro1">
          <table:table-cell table:formula="of:=IF([en.A130]=&quot;&quot;;&quot;&quot;;[en.A130])">
            <text:p/>
          </table:table-cell>
          <table:table-cell table:formula="of:=IF([en.B130]=&quot;&quot;;&quot;&quot;;[en.B130])">
            <text:p/>
          </table:table-cell>
        </table:table-row>
        <table:table-row table:style-name="ro1">
          <table:table-cell table:formula="of:=IF([en.A131]=&quot;&quot;;&quot;&quot;;[en.A131])">
            <text:p/>
          </table:table-cell>
          <table:table-cell table:formula="of:=IF([en.B131]=&quot;&quot;;&quot;&quot;;[en.B131])">
            <text:p/>
          </table:table-cell>
        </table:table-row>
        <table:table-row table:style-name="ro1">
          <table:table-cell table:formula="of:=IF([en.A132]=&quot;&quot;;&quot;&quot;;[en.A132])">
            <text:p/>
          </table:table-cell>
          <table:table-cell table:formula="of:=IF([en.B132]=&quot;&quot;;&quot;&quot;;[en.B132])">
            <text:p/>
          </table:table-cell>
        </table:table-row>
        <table:table-row table:style-name="ro1">
          <table:table-cell table:formula="of:=IF([en.A133]=&quot;&quot;;&quot;&quot;;[en.A133])">
            <text:p/>
          </table:table-cell>
          <table:table-cell table:formula="of:=IF([en.B133]=&quot;&quot;;&quot;&quot;;[en.B133])">
            <text:p/>
          </table:table-cell>
        </table:table-row>
        <table:table-row table:style-name="ro1">
          <table:table-cell table:formula="of:=IF([en.A134]=&quot;&quot;;&quot;&quot;;[en.A134])">
            <text:p/>
          </table:table-cell>
          <table:table-cell table:formula="of:=IF([en.B134]=&quot;&quot;;&quot;&quot;;[en.B134])">
            <text:p/>
          </table:table-cell>
        </table:table-row>
        <table:table-row table:style-name="ro1">
          <table:table-cell table:formula="of:=IF([en.A135]=&quot;&quot;;&quot;&quot;;[en.A135])">
            <text:p/>
          </table:table-cell>
          <table:table-cell table:formula="of:=IF([en.B135]=&quot;&quot;;&quot;&quot;;[en.B135])">
            <text:p/>
          </table:table-cell>
        </table:table-row>
        <table:table-row table:style-name="ro1">
          <table:table-cell table:formula="of:=IF([en.A136]=&quot;&quot;;&quot;&quot;;[en.A136])">
            <text:p/>
          </table:table-cell>
          <table:table-cell table:formula="of:=IF([en.B136]=&quot;&quot;;&quot;&quot;;[en.B136])">
            <text:p/>
          </table:table-cell>
        </table:table-row>
        <table:table-row table:style-name="ro1">
          <table:table-cell table:formula="of:=IF([en.A137]=&quot;&quot;;&quot;&quot;;[en.A137])">
            <text:p/>
          </table:table-cell>
          <table:table-cell table:formula="of:=IF([en.B137]=&quot;&quot;;&quot;&quot;;[en.B137])">
            <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 svg:font-family="Consola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2">00/00/0000</text:date>, <text:time style:data-style-name="N2" text:time-value="21:33:49.9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T1H38M54S</meta:editing-duration>
    <meta:editing-cycles>34</meta:editing-cycles>
    <meta:generator>LibreOffice/6.4.0.3$Windows_X86_64 LibreOffice_project/b0a288ab3d2d4774cb44b62f04d5d28733ac6df8</meta:generator>
    <dc:date>2020-08-02T21:56:34.193000000</dc:date>
    <meta:document-statistic meta:table-count="2" meta:cell-count="1172" meta:object-count="0"/>
    <meta:user-defined meta:name="Info 1"/>
    <meta:user-defined meta:name="Info 2"/>
    <meta:user-defined meta:name="Info 3"/>
    <meta:user-defined meta:name="Info 4"/>
  </office:meta>
</office:document-meta>
</file>